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fo:font-weight="bold" officeooo:rsid="0005ee03" officeooo:paragraph-rsid="0005ee03" style:font-size-asian="14pt" style:font-weight-asian="bold" style:font-size-complex="14pt" style:font-weight-complex="bold"/>
    </style:style>
    <style:style style:name="P2" style:family="paragraph" style:parent-style-name="Standard">
      <style:text-properties fo:font-size="14pt" fo:font-weight="bold" officeooo:rsid="0006f0bc" officeooo:paragraph-rsid="0006f0bc" style:font-size-asian="14pt" style:font-weight-asian="bold" style:font-size-complex="14pt" style:font-weight-complex="bold"/>
    </style:style>
    <style:style style:name="P3" style:family="paragraph" style:parent-style-name="Standard">
      <style:text-properties fo:font-size="14pt" fo:font-weight="bold" officeooo:rsid="0007c88d" officeooo:paragraph-rsid="0007c88d" style:font-size-asian="14pt" style:font-weight-asian="bold" style:font-size-complex="14pt" style:font-weight-complex="bold"/>
    </style:style>
    <style:style style:name="P4" style:family="paragraph" style:parent-style-name="Standard">
      <style:text-properties fo:font-size="14pt" fo:font-weight="bold" officeooo:rsid="0008a0df" officeooo:paragraph-rsid="0008a0df" style:font-size-asian="14pt" style:font-weight-asian="bold" style:font-size-complex="14pt" style:font-weight-complex="bold"/>
    </style:style>
    <style:style style:name="P5" style:family="paragraph" style:parent-style-name="Standard">
      <style:text-properties fo:font-size="14pt" fo:font-weight="bold" officeooo:rsid="000a3e3a" officeooo:paragraph-rsid="000a3e3a" style:font-size-asian="14pt" style:font-weight-asian="bold" style:font-size-complex="14pt" style:font-weight-complex="bold"/>
    </style:style>
    <style:style style:name="P6" style:family="paragraph" style:parent-style-name="Standard">
      <style:paragraph-properties fo:line-height="100%"/>
      <style:text-properties fo:font-size="14pt" fo:font-weight="bold" officeooo:paragraph-rsid="000cd0bf" style:font-size-asian="14pt" style:font-size-complex="14pt"/>
    </style:style>
    <style:style style:name="P7" style:family="paragraph" style:parent-style-name="Text_20_body">
      <style:paragraph-properties fo:line-height="100%"/>
      <style:text-properties fo:font-variant="normal" fo:text-transform="none" style:font-name="Liberation Serif" fo:font-size="14pt" fo:letter-spacing="normal" fo:font-style="normal" fo:font-weight="normal" officeooo:paragraph-rsid="000cd0bf" style:font-size-asian="14pt" style:font-size-complex="14pt"/>
    </style:style>
    <style:style style:name="P8" style:family="paragraph" style:parent-style-name="Standard">
      <style:paragraph-properties fo:line-height="100%"/>
      <style:text-properties fo:font-variant="normal" fo:text-transform="none" style:font-name="Liberation Serif" fo:font-size="14pt" fo:letter-spacing="normal" fo:font-style="normal" fo:font-weight="normal" officeooo:paragraph-rsid="000cd0bf" style:font-size-asian="14pt" style:font-size-complex="14pt"/>
    </style:style>
    <style:style style:name="P9" style:family="paragraph" style:parent-style-name="Standard">
      <style:text-properties fo:font-size="14pt" fo:font-weight="bold" officeooo:rsid="0005ee03" officeooo:paragraph-rsid="0005ee03" style:font-size-asian="14pt" style:font-weight-asian="bold" style:font-size-complex="14pt" style:font-weight-complex="bold"/>
    </style:style>
    <style:style style:name="P10" style:family="paragraph" style:parent-style-name="Standard">
      <style:text-properties fo:font-size="14pt" fo:font-weight="bold" officeooo:rsid="0006f0bc" officeooo:paragraph-rsid="0006f0bc" style:font-size-asian="14pt" style:font-weight-asian="bold" style:font-size-complex="14pt" style:font-weight-complex="bold"/>
    </style:style>
    <style:style style:name="P11" style:family="paragraph" style:parent-style-name="Standard">
      <style:text-properties fo:font-size="14pt" fo:font-weight="bold" officeooo:rsid="00130333" officeooo:paragraph-rsid="00130333" style:font-size-asian="14pt" style:font-weight-asian="bold" style:font-size-complex="14pt" style:font-weight-complex="bold"/>
    </style:style>
    <style:style style:name="P12" style:family="paragraph" style:parent-style-name="Standard">
      <style:text-properties fo:font-size="14pt" fo:font-weight="bold" officeooo:rsid="0007c88d" officeooo:paragraph-rsid="0007c88d" style:font-size-asian="14pt" style:font-weight-asian="bold" style:font-size-complex="14pt" style:font-weight-complex="bold"/>
    </style:style>
    <style:style style:name="P13" style:family="paragraph" style:parent-style-name="Standard">
      <style:text-properties fo:font-size="14pt" fo:font-weight="bold" officeooo:rsid="001315bd" officeooo:paragraph-rsid="001315bd" style:font-size-asian="14pt" style:font-weight-asian="bold" style:font-size-complex="14pt" style:font-weight-complex="bold"/>
    </style:style>
    <style:style style:name="P14" style:family="paragraph" style:parent-style-name="Standard">
      <style:text-properties fo:font-size="14pt" fo:font-weight="bold" officeooo:rsid="00144f64" officeooo:paragraph-rsid="00144f64" style:font-size-asian="14pt" style:font-weight-asian="bold" style:font-size-complex="14pt" style:font-weight-complex="bold"/>
    </style:style>
    <style:style style:name="P15" style:family="paragraph" style:parent-style-name="Standard">
      <style:text-properties fo:font-size="14pt" fo:font-weight="bold" officeooo:rsid="00146f1a" officeooo:paragraph-rsid="00146f1a" style:font-size-asian="14pt" style:font-weight-asian="bold" style:font-size-complex="14pt" style:font-weight-complex="bold"/>
    </style:style>
    <style:style style:name="P16" style:family="paragraph" style:parent-style-name="Standard">
      <style:text-properties fo:font-size="14pt" fo:font-weight="bold" officeooo:rsid="0015abc9" officeooo:paragraph-rsid="0015abc9" style:font-size-asian="14pt" style:font-weight-asian="bold" style:font-size-complex="14pt" style:font-weight-complex="bold"/>
    </style:style>
    <style:style style:name="P17" style:family="paragraph" style:parent-style-name="Standard">
      <style:text-properties fo:font-size="14pt" fo:font-weight="bold" officeooo:rsid="0008a0df" officeooo:paragraph-rsid="0008a0df" style:font-size-asian="14pt" style:font-weight-asian="bold" style:font-size-complex="14pt" style:font-weight-complex="bold"/>
    </style:style>
    <style:style style:name="P18" style:family="paragraph" style:parent-style-name="Standard">
      <style:text-properties fo:font-size="14pt" fo:font-weight="bold" officeooo:rsid="0015c1dd" officeooo:paragraph-rsid="0015c1dd" style:font-size-asian="14pt" style:font-weight-asian="bold" style:font-size-complex="14pt" style:font-weight-complex="bold"/>
    </style:style>
    <style:style style:name="P19" style:family="paragraph" style:parent-style-name="Standard">
      <style:text-properties fo:font-size="14pt" fo:font-weight="bold" officeooo:rsid="00167582" officeooo:paragraph-rsid="00167582" style:font-size-asian="14pt" style:font-weight-asian="bold" style:font-size-complex="14pt" style:font-weight-complex="bold"/>
    </style:style>
    <style:style style:name="P20" style:family="paragraph" style:parent-style-name="Standard">
      <style:text-properties fo:font-size="14pt" fo:font-weight="bold" officeooo:rsid="000a3e3a" officeooo:paragraph-rsid="000a3e3a" style:font-size-asian="14pt" style:font-weight-asian="bold" style:font-size-complex="14pt" style:font-weight-complex="bold"/>
    </style:style>
    <style:style style:name="P21" style:family="paragraph" style:parent-style-name="Standard">
      <style:text-properties fo:font-size="14pt" fo:font-weight="bold" officeooo:rsid="0019863d" officeooo:paragraph-rsid="0019863d" style:font-size-asian="14pt" style:font-weight-asian="bold" style:font-size-complex="14pt" style:font-weight-complex="bold"/>
    </style:style>
    <style:style style:name="P22" style:family="paragraph" style:parent-style-name="Standard">
      <style:text-properties fo:font-size="14pt" fo:font-weight="bold" officeooo:rsid="000bd892" officeooo:paragraph-rsid="000bd892" style:font-size-asian="14pt" style:font-weight-asian="bold" style:font-size-complex="14pt" style:font-weight-complex="bold"/>
    </style:style>
    <style:style style:name="P23" style:family="paragraph" style:parent-style-name="Standard">
      <style:text-properties fo:font-size="14pt" fo:font-weight="bold" officeooo:rsid="001a9e63" officeooo:paragraph-rsid="001a9e63" style:font-size-asian="14pt" style:font-weight-asian="bold" style:font-size-complex="14pt" style:font-weight-complex="bold"/>
    </style:style>
    <style:style style:name="P24" style:family="paragraph" style:parent-style-name="Standard">
      <style:text-properties fo:font-size="14pt" fo:font-weight="bold" officeooo:rsid="001b349a" officeooo:paragraph-rsid="001b349a" style:font-size-asian="14pt" style:font-weight-asian="bold" style:font-size-complex="14pt" style:font-weight-complex="bold"/>
    </style:style>
    <style:style style:name="P25" style:family="paragraph" style:parent-style-name="Standard">
      <style:text-properties fo:font-size="14pt" fo:font-weight="bold" officeooo:rsid="001cafc4" officeooo:paragraph-rsid="001cafc4" style:font-size-asian="14pt" style:font-weight-asian="bold" style:font-size-complex="14pt" style:font-weight-complex="bold"/>
    </style:style>
    <style:style style:name="P26" style:family="paragraph" style:parent-style-name="Standard">
      <style:text-properties fo:font-size="14pt" fo:font-weight="bold" officeooo:rsid="001cafc4" officeooo:paragraph-rsid="001de22e" style:font-size-asian="14pt" style:font-weight-asian="bold" style:font-size-complex="14pt" style:font-weight-complex="bold"/>
    </style:style>
    <style:style style:name="P27" style:family="paragraph" style:parent-style-name="Standard">
      <style:text-properties fo:font-size="14pt" fo:font-weight="bold" officeooo:rsid="001e8206" officeooo:paragraph-rsid="0020127e" style:font-size-asian="14pt" style:font-weight-asian="bold" style:font-size-complex="14pt" style:font-weight-complex="bold"/>
    </style:style>
    <style:style style:name="P28" style:family="paragraph" style:parent-style-name="Standard">
      <style:text-properties fo:font-size="14pt" fo:font-weight="bold" officeooo:rsid="0021468e" officeooo:paragraph-rsid="0021468e" style:font-size-asian="14pt" style:font-weight-asian="bold" style:font-size-complex="14pt" style:font-weight-complex="bold"/>
    </style:style>
    <style:style style:name="P29" style:family="paragraph" style:parent-style-name="Standard">
      <style:text-properties fo:font-size="14pt" fo:font-weight="bold" officeooo:rsid="0022d040" officeooo:paragraph-rsid="0022d040" style:font-size-asian="14pt" style:font-weight-asian="bold" style:font-size-complex="14pt" style:font-weight-complex="bold"/>
    </style:style>
    <style:style style:name="P30" style:family="paragraph" style:parent-style-name="Standard">
      <style:text-properties fo:font-size="14pt" fo:font-weight="normal" officeooo:rsid="00130333" officeooo:paragraph-rsid="00130333" style:font-size-asian="14pt" style:font-weight-asian="normal" style:font-size-complex="14pt" style:font-weight-complex="normal"/>
    </style:style>
    <style:style style:name="P31" style:family="paragraph" style:parent-style-name="Standard">
      <style:text-properties fo:font-size="14pt" fo:font-weight="normal" officeooo:rsid="0015abc9" officeooo:paragraph-rsid="0015abc9" style:font-size-asian="14pt" style:font-weight-asian="normal" style:font-size-complex="14pt" style:font-weight-complex="normal"/>
    </style:style>
    <style:style style:name="P32" style:family="paragraph" style:parent-style-name="Standard">
      <style:text-properties fo:font-size="14pt" fo:font-weight="normal" officeooo:rsid="0019863d" officeooo:paragraph-rsid="0019863d" style:font-size-asian="14pt" style:font-weight-asian="normal" style:font-size-complex="14pt" style:font-weight-complex="normal"/>
    </style:style>
    <style:style style:name="P33" style:family="paragraph" style:parent-style-name="Standard">
      <style:text-properties officeooo:paragraph-rsid="001106bd"/>
    </style:style>
    <style:style style:name="P34" style:family="paragraph" style:parent-style-name="Standard">
      <style:text-properties officeooo:rsid="00115409" officeooo:paragraph-rsid="00115409"/>
    </style:style>
    <style:style style:name="P35" style:family="paragraph" style:parent-style-name="Standard">
      <style:text-properties officeooo:rsid="001174ae" officeooo:paragraph-rsid="001174ae"/>
    </style:style>
    <style:style style:name="P36" style:family="paragraph" style:parent-style-name="Standard">
      <style:text-properties officeooo:rsid="001229a6" officeooo:paragraph-rsid="001174ae"/>
    </style:style>
    <style:style style:name="P37" style:family="paragraph" style:parent-style-name="Standard">
      <style:text-properties officeooo:rsid="001229a6" officeooo:paragraph-rsid="001229a6"/>
    </style:style>
    <style:style style:name="P38" style:family="paragraph" style:parent-style-name="Text_20_body" style:list-style-name="L1">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39"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style:font-name="Liberation Serif" fo:font-size="14pt" fo:letter-spacing="normal" fo:font-style="normal" fo:font-weight="normal" style:font-size-asian="14pt" style:font-size-complex="14pt"/>
    </style:style>
    <style:style style:name="P40"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style:font-name="Liberation Serif" fo:font-size="14pt" fo:letter-spacing="normal" fo:font-style="normal" fo:font-weight="normal" officeooo:rsid="000d3834" officeooo:paragraph-rsid="000d3834" style:font-size-asian="14pt" style:font-size-complex="14pt"/>
    </style:style>
    <style:style style:name="P41"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style:font-name="Liberation Serif" fo:font-size="14pt" fo:letter-spacing="normal" fo:font-style="normal" fo:font-weight="normal" officeooo:rsid="000d6814" officeooo:paragraph-rsid="000d6814" style:font-size-asian="14pt" style:font-size-complex="14pt"/>
    </style:style>
    <style:style style:name="P42" style:family="paragraph" style:parent-style-name="Table_20_Contents">
      <style:text-properties officeooo:rsid="001229a6" officeooo:paragraph-rsid="001229a6"/>
    </style:style>
    <style:style style:name="P43" style:family="paragraph" style:parent-style-name="Table_20_Contents">
      <style:text-properties fo:font-size="14pt" officeooo:rsid="001229a6" officeooo:paragraph-rsid="001229a6" style:font-size-asian="14pt" style:font-size-complex="14pt"/>
    </style:style>
    <style:style style:name="P44" style:family="paragraph" style:parent-style-name="Table_20_Contents">
      <style:text-properties fo:font-size="14pt" officeooo:rsid="001229a6" officeooo:paragraph-rsid="001229a6" style:font-size-asian="12.25pt" style:font-size-complex="14pt"/>
    </style:style>
    <style:style style:name="T1" style:family="text">
      <style:text-properties officeooo:rsid="000749a5"/>
    </style:style>
    <style:style style:name="T2" style:family="text">
      <style:text-properties officeooo:rsid="0008a0df"/>
    </style:style>
    <style:style style:name="T3" style:family="text">
      <style:text-properties officeooo:rsid="000c6d67"/>
    </style:style>
    <style:style style:name="T4" style:family="text">
      <style:text-properties fo:font-variant="normal" fo:text-transform="none" style:font-name="Liberation Serif" fo:letter-spacing="normal" fo:font-style="normal" fo:font-weight="normal"/>
    </style:style>
    <style:style style:name="T5" style:family="text">
      <style:text-properties fo:font-variant="normal" fo:text-transform="none" style:font-name="Liberation Serif" fo:font-size="14pt" fo:letter-spacing="normal" fo:font-style="normal" fo:font-weight="normal" style:font-size-asian="14pt" style:font-size-complex="14pt"/>
    </style:style>
    <style:style style:name="T6" style:family="text">
      <style:text-properties fo:font-variant="normal" fo:text-transform="none" style:font-name="Liberation Serif" fo:font-size="14pt" fo:letter-spacing="normal" fo:font-style="normal" fo:font-weight="normal" officeooo:rsid="000d2cbe" style:font-size-asian="14pt" style:font-size-complex="14pt" loext:padding="0in" loext:border="none"/>
    </style:style>
    <style:style style:name="T7" style:family="text">
      <style:text-properties fo:font-variant="normal" fo:text-transform="none" style:font-name="Liberation Serif" fo:font-size="14pt" fo:letter-spacing="normal" fo:font-style="normal" fo:font-weight="normal" style:font-size-asian="14pt" style:font-size-complex="14pt" loext:padding="0in" loext:border="none"/>
    </style:style>
    <style:style style:name="T8" style:family="text">
      <style:text-properties fo:font-variant="normal" fo:text-transform="none" style:font-name="Liberation Serif" fo:font-size="14pt" fo:letter-spacing="normal" fo:font-style="normal" fo:font-weight="normal" officeooo:rsid="000cd0bf" style:font-size-asian="14pt" style:font-size-complex="14pt" loext:padding="0in" loext:border="none"/>
    </style:style>
    <style:style style:name="T9" style:family="text">
      <style:text-properties officeooo:rsid="000cd0bf"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4pt" fo:font-weight="bold" officeooo:rsid="001106bd" style:font-size-asian="14pt" style:font-weight-asian="bold" style:font-size-complex="14pt" style:font-weight-complex="bold"/>
    </style:style>
    <style:style style:name="T12" style:family="text">
      <style:text-properties fo:font-size="14pt" fo:font-weight="bold" officeooo:rsid="00115409"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115409" style:font-size-asian="14pt" style:font-weight-asian="normal" style:font-size-complex="14pt" style:font-weight-complex="normal"/>
    </style:style>
    <style:style style:name="T15" style:family="text">
      <style:text-properties fo:font-size="14pt" fo:font-weight="normal" officeooo:rsid="001174ae" style:font-size-asian="14pt" style:font-weight-asian="normal" style:font-size-complex="14pt" style:font-weight-complex="normal"/>
    </style:style>
    <style:style style:name="T16" style:family="text">
      <style:text-properties officeooo:rsid="0017dc11"/>
    </style:style>
    <style:style style:name="T17" style:family="text">
      <style:text-properties officeooo:rsid="001de22e"/>
    </style:style>
    <style:style style:name="T18" style:family="text">
      <style:text-properties officeooo:rsid="0020127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y Reflection is regarded as a powerful aspect in java? WAP to demonstrate your answer. [2019 Spring]</text:p>
      <text:p text:style-name="P6"><text:span text:style-name="T9">Ans: </text:span><text:span text:style-name="T4">Reflection is an API which is used to examine or modify the behavior of methods, classes, interfaces at runtime.</text:span></text:p>
      <text:p text:style-name="P7">Reflection can be used to get information about –</text:p>
      <text:list xml:id="list1405794357" text:style-name="L1">
        <text:list-header>
          <text:p text:style-name="P38"><text:span text:style-name="Strong_20_Emphasis"><text:span text:style-name="T6">- </text:span></text:span><text:span text:style-name="Strong_20_Emphasis"><text:span text:style-name="T7">Class</text:span></text:span><text:span text:style-name="Strong_20_Emphasis"><text:span text:style-name="T8">: </text:span></text:span><text:span text:style-name="T5">The getClass() method is used to get the name of the class to which an object belongs.</text:span></text:p>
          <text:p text:style-name="P38"><text:span text:style-name="Strong_20_Emphasis"><text:span text:style-name="T6">- </text:span></text:span><text:span text:style-name="Strong_20_Emphasis"><text:span text:style-name="T7">Constructors</text:span></text:span><text:span text:style-name="Strong_20_Emphasis"><text:span text:style-name="T8">: </text:span></text:span><text:span text:style-name="T5">The getConstructors() method is used to get the public constructors of the class to which an object belongs.</text:span></text:p>
          <text:p text:style-name="P38"><text:span text:style-name="Strong_20_Emphasis"><text:span text:style-name="T6">- </text:span></text:span><text:span text:style-name="Strong_20_Emphasis"><text:span text:style-name="T7">Methods</text:span></text:span><text:span text:style-name="Strong_20_Emphasis"><text:span text:style-name="T8">: </text:span></text:span><text:span text:style-name="T5">The getMethods() method is used to get the public methods of the class to which an objects belongs.</text:span></text:p>
        </text:list-header>
      </text:list>
      <text:p text:style-name="P39"/>
      <text:p text:style-name="P40">Advantages of using reflection are:</text:p>
      <text:p text:style-name="P40">- An application may make use of external, user-defined classes by creating instances of extensibility objects using their fully-qualified names.</text:p>
      <text:p text:style-name="P40">- Debuggers use the property of reflection to examine private members on classes.</text:p>
      <text:p text:style-name="P40"/>
      <text:p text:style-name="P40">Example:</text:p>
      <text:p text:style-name="P40"/>
      <text:p text:style-name="P40">import java.lang.Class;</text:p>
      <text:p text:style-name="P40">import java.lang.reflect.*;</text:p>
      <text:p text:style-name="P40"/>
      <text:p text:style-name="P40">interface Animal {</text:p>
      <text:p text:style-name="P40"><text:s text:c="3"/>public void display();</text:p>
      <text:p text:style-name="P40">}</text:p>
      <text:p text:style-name="P40"/>
      <text:p text:style-name="P40">interface Mammal {</text:p>
      <text:p text:style-name="P40"><text:s text:c="3"/>public void makeSound();</text:p>
      <text:p text:style-name="P40">}</text:p>
      <text:p text:style-name="P40"/>
      <text:p text:style-name="P40">class Dog implements Animal, Mammal {</text:p>
      <text:p text:style-name="P40"><text:s text:c="3"/>public void display() {</text:p>
      <text:p text:style-name="P40"><text:s text:c="6"/>System.out.println("I am a dog.");</text:p>
      <text:p text:style-name="P40"><text:s text:c="3"/>}</text:p>
      <text:p text:style-name="P40"/>
      <text:p text:style-name="P40"><text:s text:c="3"/>public void makeSound() {</text:p>
      <text:p text:style-name="P40"><text:s text:c="6"/>System.out.println("Bark bark");</text:p>
      <text:p text:style-name="P40"><text:s text:c="3"/>}</text:p>
      <text:p text:style-name="P40">}</text:p>
      <text:p text:style-name="P40"/>
      <text:p text:style-name="P40">class ReflectionDemo {</text:p>
      <text:p text:style-name="P40"><text:s text:c="2"/>public static void main(String[] args) {</text:p>
      <text:p text:style-name="P40"><text:s text:c="6"/>try {</text:p>
      <text:p text:style-name="P40"><text:s text:c="10"/>// create an object of Dog class</text:p>
      <text:p text:style-name="P40"><text:soft-page-break/><text:s text:c="10"/>Dog d1 = new Dog();</text:p>
      <text:p text:style-name="P40"/>
      <text:p text:style-name="P40"><text:s text:c="10"/>// create an object of Class using getClass()</text:p>
      <text:p text:style-name="P40"><text:s text:c="10"/>Class obj = d1.getClass();</text:p>
      <text:p text:style-name="P40"><text:s text:c="8"/></text:p>
      <text:p text:style-name="P40"><text:s text:c="10"/>// find the interfaces implemented by Dog</text:p>
      <text:p text:style-name="P40"><text:s text:c="10"/>Class[] objInterface = obj.getInterfaces();</text:p>
      <text:p text:style-name="P40"><text:s text:c="10"/>for(Class c : objInterface) {</text:p>
      <text:p text:style-name="P40"/>
      <text:p text:style-name="P40"><text:s text:c="14"/>// print the name of interfaces</text:p>
      <text:p text:style-name="P40"><text:s text:c="14"/>System.out.println("Interface Name: " + c.getName());</text:p>
      <text:p text:style-name="P40"><text:s text:c="10"/>}</text:p>
      <text:p text:style-name="P40"><text:s text:c="6"/>}</text:p>
      <text:p text:style-name="P40"/>
      <text:p text:style-name="P40"><text:s text:c="6"/>catch(Exception e) {</text:p>
      <text:p text:style-name="P40"><text:s text:c="10"/>e.printStackTrace();</text:p>
      <text:p text:style-name="P40"><text:s text:c="6"/>}</text:p>
      <text:p text:style-name="P40"><text:s text:c="3"/>}</text:p>
      <text:p text:style-name="P40">}</text:p>
      <text:p text:style-name="P41"/>
      <text:p text:style-name="P8"/>
      <text:p text:style-name="P1"/>
      <text:p text:style-name="P1">2. What do you mean by exception? How exception handling is different from error handling? Explain. [2019 Spring]</text:p>
      <text:p text:style-name="P33"><text:span text:style-name="T11">Ans</text:span><text:span text:style-name="T12">: </text:span><text:span text:style-name="T14">An exception is an unwanted or unexpected event, which occurs during the execution of a program i.e. at run time, that disrupts the normal flow of the program's instructions. In Java, an exception is an object that wraps an error event that occurred within a method and contains information about the error including its type, the state of the program when the error occurred and other custom information, In exception objects can be thrown and caught. </text:span></text:p>
      <text:p text:style-name="P34"><text:span text:style-name="T13">Exceptions are used to indicate many different types of error conditions.</text:span></text:p>
      <text:p text:style-name="P34"><text:span text:style-name="T13">JVM Errors: - OutOfMemoryError</text:span></text:p>
      <text:p text:style-name="P34"><text:span text:style-name="T13"><text:tab/><text:tab/><text:tab/> <text:s text:c="2"/>- StackOverflowError</text:span></text:p>
      <text:p text:style-name="P34"><text:span text:style-name="T13"><text:tab/><text:tab/><text:tab/> <text:s text:c="2"/>- LinkageError</text:span></text:p>
      <text:p text:style-name="P34"><text:span text:style-name="T13"/></text:p>
      <text:p text:style-name="P34"><text:span text:style-name="T13">System errors: - F</text:span><text:span text:style-name="T15">i</text:span><text:span text:style-name="T13">leNotFoundException</text:span></text:p>
      <text:p text:style-name="P34"><text:span text:style-name="T13"><text:tab/><text:tab/><text:tab/><text:tab/>- </text:span><text:span text:style-name="T15">IOException</text:span></text:p>
      <text:p text:style-name="P35"><text:span text:style-name="T13"><text:tab/><text:tab/><text:tab/><text:tab/>- SocketTimeOutException</text:span></text:p>
      <text:p text:style-name="P35"><text:span text:style-name="T13"/></text:p>
      <text:p text:style-name="P35"><text:span text:style-name="T13">Programming errors: - NullPointerException</text:span></text:p>
      <text:p text:style-name="P35"><text:span text:style-name="T13"><text:tab/><text:tab/><text:tab/><text:tab/><text:tab/> <text:s text:c="3"/>- ArrayIndexOutOfBoundsException</text:span></text:p>
      <text:p text:style-name="P35"><text:span text:style-name="T13"><text:tab/><text:tab/><text:tab/><text:tab/><text:tab/> <text:s text:c="3"/>- ArithmeticException</text:span></text:p>
      <text:p text:style-name="P35"><text:span text:style-name="T13"/></text:p>
      <text:p text:style-name="P36"><text:span text:style-name="T13">Exceptions are used because:</text:span></text:p>
      <text:p text:style-name="P37"><text:span text:style-name="T13">- It separates error handling code from regular code.</text:span></text:p>
      <text:p text:style-name="P37"><text:soft-page-break/><text:span text:style-name="T13">- It classes group and diffrentiate error types.</text:span></text:p>
      <text:p text:style-name="P37"><text:span text:style-name="T13"/></text:p>
      <text:p text:style-name="P37"><text:span text:style-name="T13"/></text:p>
      <table:table table:name="Table1" table:style-name="Table1">
        <table:table-column table:style-name="Table1.A" table:number-columns-repeated="2"/>
        <table:table-row>
          <table:table-cell table:style-name="Table1.A1" office:value-type="string">
            <text:p text:style-name="P43">Errors</text:p>
          </table:table-cell>
          <table:table-cell table:style-name="Table1.B1" office:value-type="string">
            <text:p text:style-name="P43">Exception</text:p>
          </table:table-cell>
        </table:table-row>
        <table:table-row>
          <table:table-cell table:style-name="Table1.A2" office:value-type="string">
            <text:p text:style-name="P44">Recovering from error is not possible</text:p>
          </table:table-cell>
          <table:table-cell table:style-name="Table1.B2" office:value-type="string">
            <text:p text:style-name="P42">We can recover from exceptions by either using try-catch block or throwing exceptions back to caller.</text:p>
          </table:table-cell>
        </table:table-row>
        <table:table-row>
          <table:table-cell table:style-name="Table1.A2" office:value-type="string">
            <text:p text:style-name="P42">All errors in java are unchecked type.</text:p>
          </table:table-cell>
          <table:table-cell table:style-name="Table1.B2" office:value-type="string">
            <text:p text:style-name="P42">Exceptions include both checked as well as inchecked type.</text:p>
          </table:table-cell>
        </table:table-row>
        <table:table-row>
          <table:table-cell table:style-name="Table1.A2" office:value-type="string">
            <text:p text:style-name="P42">Errors are mostly caused by the environment in which program is running.</text:p>
          </table:table-cell>
          <table:table-cell table:style-name="Table1.B2" office:value-type="string">
            <text:p text:style-name="P42">Program itself is responsible for causing exceptions.</text:p>
          </table:table-cell>
        </table:table-row>
        <table:table-row>
          <table:table-cell table:style-name="Table1.A2" office:value-type="string">
            <text:p text:style-name="P42">Errors occur at runtime and not known to the compiler.</text:p>
          </table:table-cell>
          <table:table-cell table:style-name="Table1.B2" office:value-type="string">
            <text:p text:style-name="P42">All exceptions occurs at runtime but checked exceptions are known to compiler while unchecked are not.</text:p>
          </table:table-cell>
        </table:table-row>
        <table:table-row>
          <table:table-cell table:style-name="Table1.A2" office:value-type="string">
            <text:p text:style-name="P42">They are defined in </text:p>
            <text:p text:style-name="P42">java.lang.Error package.</text:p>
          </table:table-cell>
          <table:table-cell table:style-name="Table1.B2" office:value-type="string">
            <text:p text:style-name="P42">They are defined in</text:p>
            <text:p text:style-name="P42">Java.lang.Exception pacakage.</text:p>
          </table:table-cell>
        </table:table-row>
      </table:table>
      <text:p text:style-name="P37"><text:span text:style-name="T13"/></text:p>
      <text:p text:style-name="P33"><text:span text:style-name="T14"/></text:p>
      <text:p text:style-name="P1"/>
      <text:p text:style-name="P2">3. Create a program to write "Test on File Handlng" inside a file "abc.txt".<text:span text:style-name="T1"> [2019 Fall]</text:span></text:p>
      <text:p text:style-name="P11">Ans: </text:p>
      <text:p text:style-name="P11"/>
      <text:p text:style-name="P30">import java.io.*;</text:p>
      <text:p text:style-name="P30"/>
      <text:p text:style-name="P30">public class main </text:p>
      <text:p text:style-name="P30">{</text:p>
      <text:p text:style-name="P30"><text:tab/>public static void main(String[] args)</text:p>
      <text:p text:style-name="P30"><text:tab/>{</text:p>
      <text:p text:style-name="P30"><text:tab/><text:tab/>try</text:p>
      <text:p text:style-name="P30"><text:tab/><text:tab/>{</text:p>
      <text:p text:style-name="P30"><text:tab/><text:tab/><text:tab/>FileWriter wrt = new FileWriter("abc.txt");</text:p>
      <text:p text:style-name="P30"><text:tab/><text:tab/><text:tab/>wrt.write("Test on file handling.");</text:p>
      <text:p text:style-name="P30"><text:tab/><text:tab/><text:tab/>wrt.close();</text:p>
      <text:p text:style-name="P30"><text:tab/><text:tab/><text:tab/>System.out.println("Successfully wrote to the file.");</text:p>
      <text:p text:style-name="P30"><text:tab/><text:tab/>}</text:p>
      <text:p text:style-name="P30"><text:tab/><text:tab/>catch(IOException e)</text:p>
      <text:p text:style-name="P30"><text:tab/><text:tab/>{</text:p>
      <text:p text:style-name="P30"><text:tab/><text:tab/><text:tab/>e.printStackTrace();</text:p>
      <text:p text:style-name="P30"><text:tab/><text:tab/>}</text:p>
      <text:p text:style-name="P30"><text:tab/>}</text:p>
      <text:p text:style-name="P30">}</text:p>
      <text:p text:style-name="P2"/>
      <text:p text:style-name="P3"/>
      <text:p text:style-name="P3"><text:soft-page-break/></text:p>
      <text:p text:style-name="P3">4. What is method overloading? Can you override a private or static method in Java? Explain with an example.<text:span text:style-name="T2"> [2018 Spring]</text:span></text:p>
      <text:p text:style-name="P13">Ans: <text:span text:style-name="T10">Method Overloading allows a class to have more than one method having the same name, if their argument lists are different.</text:span></text:p>
      <text:p text:style-name="P13"><text:span text:style-name="T10">There are three ways to overload a method, they are:</text:span></text:p>
      <text:p text:style-name="P13"><text:span text:style-name="T10">1. Number of parameters: </text:span></text:p>
      <text:p text:style-name="P13"><text:span text:style-name="T10"><text:tab/>Example: add(int, int)</text:span></text:p>
      <text:p text:style-name="P13"><text:span text:style-name="T10"><text:tab/><text:tab/><text:tab/> <text:s text:c="3"/>add(int, int, int)</text:span></text:p>
      <text:p text:style-name="P13"><text:span text:style-name="T10"/></text:p>
      <text:p text:style-name="P13"><text:span text:style-name="T10">2. Data types of parameters: </text:span></text:p>
      <text:p text:style-name="P13"><text:span text:style-name="T10"><text:tab/>Example: add(int, float)<text:tab/></text:span></text:p>
      <text:p text:style-name="P13"><text:span text:style-name="T10"><text:tab/><text:tab/><text:tab/><text:tab/>add(int, int)</text:span></text:p>
      <text:p text:style-name="P13"><text:span text:style-name="T10"/></text:p>
      <text:p text:style-name="P14"><text:span text:style-name="T10">3. Sequence of data type of parameters:</text:span></text:p>
      <text:p text:style-name="P14"><text:span text:style-name="T10"><text:tab/>Example: add(float, int)</text:span></text:p>
      <text:p text:style-name="P14"><text:span text:style-name="T10"><text:tab/><text:tab/><text:tab/><text:tab/>add(int, float)</text:span></text:p>
      <text:p text:style-name="P14"><text:span text:style-name="T10"/></text:p>
      <text:p text:style-name="P15"><text:span text:style-name="T10">No, we cannot override private or static methods in Java.</text:span></text:p>
      <text:p text:style-name="P15"><text:span text:style-name="T10"/></text:p>
      <text:p text:style-name="P15"><text:span text:style-name="T10">Private methods in java are not visible to any other class which limits their scope to the class in which they are declared.</text:span></text:p>
      <text:p text:style-name="P16"><text:span text:style-name="T10">Example:</text:span></text:p>
      <text:p text:style-name="P16"><text:span text:style-name="T10"/></text:p>
      <text:p text:style-name="P31">class Parent {</text:p>
      <text:p text:style-name="P31"><text:s text:c="3"/>private void display() {</text:p>
      <text:p text:style-name="P31"><text:s text:c="6"/>System.out.println("Super class"); <text:s text:c="3"/></text:p>
      <text:p text:style-name="P31"><text:s text:c="3"/>}</text:p>
      <text:p text:style-name="P31">}</text:p>
      <text:p text:style-name="P31">public class Example extends Parent {</text:p>
      <text:p text:style-name="P31"><text:s text:c="3"/>void display() </text:p>
      <text:p text:style-name="P31"><text:s text:c="3"/>{</text:p>
      <text:p text:style-name="P31"><text:s text:c="6"/>System.out.println("Sub class");</text:p>
      <text:p text:style-name="P31"><text:s text:c="3"/>}</text:p>
      <text:p text:style-name="P31"><text:s text:c="3"/>public static void main(String[] args) {</text:p>
      <text:p text:style-name="P31"><text:s text:c="6"/>Parent obj = new Example();</text:p>
      <text:p text:style-name="P31"><text:s text:c="6"/>obj.display();</text:p>
      <text:p text:style-name="P31"><text:s text:c="3"/>}</text:p>
      <text:p text:style-name="P31">}</text:p>
      <text:p text:style-name="P31"/>
      <text:p text:style-name="P31">This program goves compile time error show that display() has private access in parent class and hence cannot be overridden in the subclass .</text:p>
      <text:p text:style-name="P31"/>
      <text:p text:style-name="P31">If a method is declared as static, it is a member of a class rather than belonging <text:s/>to the object of the class. It can be called without creating an object of the class. </text:p>
      <text:p text:style-name="P31"><text:soft-page-break/>Example:</text:p>
      <text:p text:style-name="P31">class Parent {</text:p>
      <text:p text:style-name="P31"><text:s text:c="3"/>static void display() {</text:p>
      <text:p text:style-name="P31"><text:s text:c="6"/>System.out.println("Super class"); <text:s text:c="3"/></text:p>
      <text:p text:style-name="P31"><text:s text:c="3"/>}</text:p>
      <text:p text:style-name="P31">}</text:p>
      <text:p text:style-name="P31">public class Example extends Parent {</text:p>
      <text:p text:style-name="P31"><text:s text:c="3"/>void display() </text:p>
      <text:p text:style-name="P31"><text:s text:c="3"/>{</text:p>
      <text:p text:style-name="P31"><text:s text:c="6"/>System.out.println("Sub class");</text:p>
      <text:p text:style-name="P31"><text:s text:c="3"/>}</text:p>
      <text:p text:style-name="P31"><text:s text:c="3"/>public static void main(String[] args) {</text:p>
      <text:p text:style-name="P31"><text:s text:c="6"/>Parent obj = new Example();</text:p>
      <text:p text:style-name="P31"><text:s text:c="6"/>obj.display();</text:p>
      <text:p text:style-name="P31"><text:s text:c="3"/>}</text:p>
      <text:p text:style-name="P31">}</text:p>
      <text:p text:style-name="P31"/>
      <text:p text:style-name="P31">It also generates compile time error saying cannot override display() in parent.</text:p>
      <text:p text:style-name="P13"><text:span text:style-name="T10"/></text:p>
      <text:p text:style-name="P3"/>
      <text:p text:style-name="P4">5. How does interface differ from abstract classes? Elaborate using code snippets to justify. [2018 Spring]</text:p>
      <text:p text:style-name="P18">Ans: <text:span text:style-name="T10">Difference between interface and abstract class are:</text:span></text:p>
      <text:p text:style-name="P18"><text:span text:style-name="T10">- A java class can implement multiple interfaces but can extend only one abstract class.</text:span></text:p>
      <text:p text:style-name="P18"><text:span text:style-name="T10">- Member of a java interface are public by default. But abstract class can hava class mambers like private, protected etc.</text:span></text:p>
      <text:p text:style-name="P18"><text:span text:style-name="T10">- Variables declared in java interface is by default final. Abstract class may contain non-final variables.</text:span></text:p>
      <text:p text:style-name="P18"><text:span text:style-name="T10">- Java interfaces are slow in comparision to abstract class/</text:span></text:p>
      <text:p text:style-name="P18"><text:span text:style-name="T10">- Interfaces cannot be instantiated. Abstract class also cannot be instantiated but can be invoked if a main() exists.</text:span></text:p>
      <text:p text:style-name="P18"><text:span text:style-name="T10"/></text:p>
      <text:p text:style-name="P19"><text:span text:style-name="T10">Example Interface:</text:span></text:p>
      <text:p text:style-name="P19"><text:span text:style-name="T10">interface Animal {</text:span></text:p>
      <text:p text:style-name="P19"><text:span text:style-name="T10"><text:s text:c="2"/>public void animalSound(); <text:s/></text:span></text:p>
      <text:p text:style-name="P19"><text:span text:style-name="T10"><text:s text:c="2"/>public void sleep(); </text:span></text:p>
      <text:p text:style-name="P19"><text:span text:style-name="T10">}</text:span></text:p>
      <text:p text:style-name="P19"><text:span text:style-name="T10"/></text:p>
      <text:p text:style-name="P19"><text:span text:style-name="T10">class Pig implements Animal {</text:span></text:p>
      <text:p text:style-name="P19"><text:span text:style-name="T10"><text:s text:c="2"/>public void animalSound() {</text:span></text:p>
      <text:p text:style-name="P19"><text:span text:style-name="T10"><text:s text:c="4"/>System.out.println("The pig says: wee wee");</text:span></text:p>
      <text:p text:style-name="P19"><text:span text:style-name="T10"><text:s text:c="2"/>}</text:span></text:p>
      <text:p text:style-name="P19"><text:span text:style-name="T10"><text:s text:c="2"/>public void sleep() </text:span></text:p>
      <text:p text:style-name="P19"><text:span text:style-name="T10"><text:s text:c="2"/>{</text:span></text:p>
      <text:p text:style-name="P19"><text:soft-page-break/><text:span text:style-name="T10"><text:s text:c="4"/>System.out.println("Zzz");</text:span></text:p>
      <text:p text:style-name="P19"><text:span text:style-name="T10"><text:s text:c="2"/>}</text:span></text:p>
      <text:p text:style-name="P19"><text:span text:style-name="T10">}</text:span></text:p>
      <text:p text:style-name="P19"><text:span text:style-name="T10"/></text:p>
      <text:p text:style-name="P19"><text:span text:style-name="T10">class MyMainClass {</text:span></text:p>
      <text:p text:style-name="P19"><text:span text:style-name="T10"><text:s text:c="2"/>public static void main(String[] args) {</text:span></text:p>
      <text:p text:style-name="P19"><text:span text:style-name="T10"><text:s text:c="4"/>Pig myPig = new Pig(); <text:s/></text:span></text:p>
      <text:p text:style-name="P19"><text:span text:style-name="T10"><text:s text:c="4"/>myPig.animalSound();</text:span></text:p>
      <text:p text:style-name="P19"><text:span text:style-name="T10"><text:s text:c="4"/>myPig.sleep();</text:span></text:p>
      <text:p text:style-name="P19"><text:span text:style-name="T10"><text:s text:c="2"/>}</text:span></text:p>
      <text:p text:style-name="P19"><text:span text:style-name="T10">}</text:span></text:p>
      <text:p text:style-name="P19"><text:span text:style-name="T10"/></text:p>
      <text:p text:style-name="P19"><text:span text:style-name="T10">Example Abstract class: </text:span></text:p>
      <text:p text:style-name="P19"><text:span text:style-name="T10">abstract class Bank</text:span></text:p>
      <text:p text:style-name="P19"><text:span text:style-name="T10">{ <text:s text:c="3"/></text:span></text:p>
      <text:p text:style-name="P19"><text:span text:style-name="T10">abstract int getRateOfInterest(); <text:s text:c="3"/></text:span></text:p>
      <text:p text:style-name="P19"><text:span text:style-name="T10">} <text:s text:c="3"/></text:span></text:p>
      <text:p text:style-name="P19"><text:span text:style-name="T10"/></text:p>
      <text:p text:style-name="P19"><text:span text:style-name="T10">class NIC extends Bank</text:span></text:p>
      <text:p text:style-name="P19"><text:span text:style-name="T10">{ <text:s text:c="3"/></text:span></text:p>
      <text:p text:style-name="P19"><text:span text:style-name="T10">int getRateOfInterest(){return 7;} <text:s text:c="3"/></text:span></text:p>
      <text:p text:style-name="P19"><text:span text:style-name="T10">} <text:s text:c="2"/></text:span></text:p>
      <text:p text:style-name="P19"><text:span text:style-name="T10"/></text:p>
      <text:p text:style-name="P19"><text:span text:style-name="T10">class Om extends Bank{ <text:s text:c="3"/></text:span></text:p>
      <text:p text:style-name="P19"><text:span text:style-name="T10">int getRateOfInterest(){return 8;} <text:s text:c="3"/></text:span></text:p>
      <text:p text:style-name="P19"><text:span text:style-name="T10">} <text:s text:c="3"/></text:span></text:p>
      <text:p text:style-name="P19"><text:span text:style-name="T10"><text:s text:c="4"/></text:span></text:p>
      <text:p text:style-name="P19"><text:span text:style-name="T10">class TestBank{ <text:s text:c="3"/></text:span></text:p>
      <text:p text:style-name="P19"><text:span text:style-name="T10">public static void main(String args[]){ <text:s text:c="3"/></text:span></text:p>
      <text:p text:style-name="P19"><text:span text:style-name="T10">Bank b; <text:s/></text:span></text:p>
      <text:p text:style-name="P19"><text:span text:style-name="T10">b=new NIC(); <text:s/></text:span></text:p>
      <text:p text:style-name="P19"><text:span text:style-name="T10">System.out.println("Rate of Interest is: "+b.getRateOfInterest()+" %"); <text:s text:c="3"/></text:span></text:p>
      <text:p text:style-name="P19"><text:span text:style-name="T10">b=new Om(); <text:s/></text:span></text:p>
      <text:p text:style-name="P19"><text:span text:style-name="T10">System.out.println("Rate of Interest is: "+b.getRateOfInterest()+" %"); <text:s text:c="3"/></text:span></text:p>
      <text:p text:style-name="P19"><text:span text:style-name="T10">}} <text:s text:c="3"/></text:span></text:p>
      <text:p text:style-name="P19"><text:span text:style-name="T10"/></text:p>
      <text:p text:style-name="P4"/>
      <text:p text:style-name="P5">6. Write a program to handle Arithematic Exception. [2018 Spring]</text:p>
      <text:p text:style-name="P21">Ans: </text:p>
      <text:p text:style-name="P21"/>
      <text:p text:style-name="P32">class Excpetions</text:p>
      <text:p text:style-name="P32">{</text:p>
      <text:p text:style-name="P32"><text:s text:c="3"/>public static void main(String args[])</text:p>
      <text:p text:style-name="P32"><text:s text:c="3"/>{</text:p>
      <text:p text:style-name="P32"><text:s text:c="6"/>try{</text:p>
      <text:p text:style-name="P32"><text:soft-page-break/><text:s text:c="9"/>int num1=30, num2=0;</text:p>
      <text:p text:style-name="P32"><text:s text:c="9"/>int output=num1/num2;</text:p>
      <text:p text:style-name="P32"><text:s text:c="9"/>System.out.println ("Result: "+output);</text:p>
      <text:p text:style-name="P32"><text:s text:c="6"/>}</text:p>
      <text:p text:style-name="P32"><text:s text:c="6"/>catch(ArithmeticException e){</text:p>
      <text:p text:style-name="P32"><text:s text:c="9"/>System.out.println ("You Shouldn't divide a number by zero");</text:p>
      <text:p text:style-name="P32"><text:s text:c="6"/>}</text:p>
      <text:p text:style-name="P32"><text:s text:c="3"/>}</text:p>
      <text:p text:style-name="P32">}</text:p>
      <text:p text:style-name="P32"/>
      <text:p text:style-name="P5"/>
      <text:p text:style-name="P22">7. Create a class Employee with id, name, post and salary. Create a parameterized constructor to initializ<text:span text:style-name="T16">es</text:span> the instance variables. Override the to String() method to display the employee details.<text:span text:style-name="T3"> [2018 Spring]</text:span></text:p>
      <text:p text:style-name="P22"/>
      <text:p text:style-name="P23">8. What are the different types of streams supported by java? Explain. A data file "emp.txt" contains name, address and salary of 30 employees. WAP to display only those records who are from "Kathmandu"</text:p>
      <text:p text:style-name="P23"/>
      <text:p text:style-name="P24">9. WAP to show the usages of various data types in java. [2017 Spring]</text:p>
      <text:p text:style-name="P24"/>
      <text:p text:style-name="P25">10. Define Inheritance. WAP which has two classes A and B, where A should act as Parent class and B should inherit from A. [2017 Spring]</text:p>
      <text:p text:style-name="P25"/>
      <text:p text:style-name="P26">11.WAP to read content from file "abc.txt" and store it in "xyz.txt".<text:span text:style-name="T17"> </text:span></text:p>
      <text:p text:style-name="P26"><text:span text:style-name="T17">[2017 Spring]</text:span></text:p>
      <text:p text:style-name="P26"/>
      <text:p text:style-name="P27">12.<text:span text:style-name="T18">What are the main uses of super, finalize and this keyword? Explain how a package is created and accessed while developing an application in Java. </text:span></text:p>
      <text:p text:style-name="P27"><text:span text:style-name="T18">[2017 Fall]</text:span></text:p>
      <text:p text:style-name="P27"/>
      <text:p text:style-name="P28">13. WAP to create your own exception class in Java. [2017 Fall]</text:p>
      <text:p text:style-name="P28"/>
      <text:p text:style-name="P28">14. WAP to store object of a class Student into a file "student.dat" also read the objects from same file and display the state of objects on the screen. Handle possible exceptions. [2017 Fall]</text:p>
      <text:p text:style-name="P28"/>
      <text:p text:style-name="P29">15. Diffrentiate between checked and unchecked exceptions with relevant examples. [2016 F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20:49:32.277387657</meta:creation-date>
    <meta:generator>LibreOffice/6.0.7.3$Linux_X86_64 LibreOffice_project/00m0$Build-3</meta:generator>
    <dc:date>2020-03-17T00:25:39.564242030</dc:date>
    <meta:editing-duration>PT1H38M9S</meta:editing-duration>
    <meta:editing-cycles>33</meta:editing-cycles>
    <meta:document-statistic meta:table-count="1" meta:image-count="0" meta:object-count="0" meta:page-count="7" meta:paragraph-count="220" meta:word-count="1281" meta:character-count="8656" meta:non-whitespace-character-count="7030"/>
  </office:meta>
</office:document-meta>
</file>